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de" officeooo:paragraph-rsid="0001a1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eme</text:p>
      <text:p text:style-name="P1">1</text:p>
      <text:p text:style-name="P1">2</text:p>
      <text:p text:style-name="P1">3</text:p>
      <text:p text:style-name="P1">123</text:p>
      <text:p text:style-name="P1">21</text:p>
      <text:p text:style-name="P1">3</text:p>
      <text:p text:style-name="P1">123</text:p>
      <text:p text:style-name="P1">12</text:p>
      <text:p text:style-name="P1">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3.2$Windows_X86_64 LibreOffice_project/747b5d0ebf89f41c860ec2a39efd7cb15b54f2d8</meta:generator>
    <dc:date>2021-04-01T15:40:56.924000000</dc:date>
    <meta:editing-duration>PT10S</meta:editing-duration>
    <meta:editing-cycles>1</meta:editing-cycles>
    <meta:document-statistic meta:table-count="0" meta:image-count="0" meta:object-count="0" meta:page-count="1" meta:paragraph-count="10" meta:word-count="10" meta:character-count="21" meta:non-whitespace-character-count="21"/>
  </office:meta>
</office:document-meta>
</file>